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TimesNewRomanPSMT" svg:font-family="TimesNewRomanPSMT" style:font-family-generic="roman"/>
    <style:font-face style:name="ComicSansMS-Bold" svg:font-family="ComicSansMS-Bold" style:font-family-generic="swiss"/>
    <style:font-face style:name="ComicSansMS-BoldItalic" svg:font-family="ComicSansMS-BoldItalic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ComicSansMS-Bold" fo:font-size="20pt" fo:font-weight="bold" style:font-name-asian="ComicSansMS-Bold" style:font-size-asian="20pt" style:font-weight-asian="bold" style:font-name-complex="ComicSansMS-Bold" style:font-size-complex="20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ComicSansMS-Bold" fo:font-size="24pt" fo:font-weight="bold" style:font-name-asian="ComicSansMS-Bold" style:font-size-asian="24pt" style:font-weight-asian="bold" style:font-name-complex="ComicSansMS-Bold" style:font-size-complex="24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20pt" style:font-name-asian="TimesNewRomanPSMT" style:font-size-asian="20pt" style:font-name-complex="TimesNewRomanPSMT" style:font-size-complex="20pt"/>
    </style:style>
    <style:style style:name="P4" style:family="paragraph" style:parent-style-name="Standard" style:list-style-name="">
      <style:paragraph-properties style:text-autospace="none"/>
      <style:text-properties style:font-name="TimesNewRomanPSMT" fo:font-size="20pt" style:font-name-asian="TimesNewRomanPSMT" style:font-size-asian="20pt" style:font-name-complex="TimesNewRomanPSMT" style:font-size-complex="2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ComicSansMS-BoldItalic" fo:font-size="20pt" fo:font-style="italic" fo:font-weight="bold" style:font-name-asian="ComicSansMS-BoldItalic" style:font-size-asian="20pt" style:font-style-asian="italic" style:font-weight-asian="bold" style:font-name-complex="ComicSansMS-BoldItalic" style:font-size-complex="20pt" style:font-style-complex="italic" style:font-weight-complex="bold"/>
    </style:style>
    <style:style style:name="P6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7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italic" fo:text-shadow="none" style:text-underline-style="solid" style:text-underline-width="auto" style:text-underline-color="font-color" fo:font-weight="bold" style:letter-kerning="true" style:font-name-asian="Tahoma" style:font-size-asian="18pt" style:font-style-asian="italic" style:font-weight-asian="bold" style:font-name-complex="Tahoma" style:font-size-complex="18pt" style:font-style-complex="italic" style:font-weight-complex="bold" style:text-emphasize="none"/>
    </style:style>
    <style:style style:name="P8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ComicSansMS-Bold" fo:font-size="20pt" fo:font-style="normal" fo:text-shadow="none" style:text-underline-style="none" fo:font-weight="bold" style:letter-kerning="true" style:font-name-asian="ComicSansMS-Bold" style:font-size-asian="20pt" style:font-style-asian="normal" style:font-weight-asian="bold" style:font-name-complex="ComicSansMS-Bold" style:font-size-complex="20pt" style:font-style-complex="normal" style:font-weight-complex="bold" style:text-emphasize="none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L MONDO DIGITALE</text:p>
      <text:p text:style-name="P3">Le nuove tecnologie, come i computer indossabili e il</text:p>
      <text:p text:style-name="P3">riconoscimento facciale, cambiaranno il nostro modo di</text:p>
      <text:p text:style-name="P3">lavorare, consumare e divertirsi. La creazione di un mercato</text:p>
      <text:p text:style-name="P3">unico digitale potrebbe contribuire a rafforzare le imprese</text:p>
      <text:p text:style-name="P3">high-tech in Europa e creare più posti di lavoro</text:p>
      <text:p text:style-name="P5">Perchè passare al mondo digitale</text:p>
      <text:p text:style-name="P3">Immagino che non ti verrebbe mai in mente di mettere il</text:p>
      <text:p text:style-name="P3">tuo annuncio sulle pagine gialle: sarebbe obsoleto e inutile</text:p>
      <text:p text:style-name="P3">dato che sono in pochi ad utilizzarle.</text:p>
      <text:p text:style-name="P3">I social media raggiungono più persone di ogni altra forma</text:p>
      <text:p text:style-name="P3">di advertising con minor investimento. Uno dei tanti motivi</text:p>
      <text:p text:style-name="P3">per passare al mondo digitale è il business. I social network</text:p>
      <text:p text:style-name="P3">non servono solo per condividere con gli amici le foto della</text:p>
      <text:p text:style-name="P3">partita di calcetto o della propria cena al ristorante. Ci sono</text:p>
      <text:p text:style-name="P3">anche moltissime occasioni per il business. Linkedin ad</text:p>
      <text:p text:style-name="P3">esempio, rappresenta la piattaforma di scelta per i contatti</text:p>
      <text:p text:style-name="P3">di lavoro, con 185 milioni di utenti.</text:p>
      <text:p text:style-name="P2">Un altro motivo per passare al mondo</text:p>
      <text:p text:style-name="P2">digitale è l'informazione.</text:p>
      <text:p text:style-name="P3">Un tempo per cercare la più banale delle informazioni</text:p>
      <text:p text:style-name="P3">potevano volerci decine di telefonate e di lentissimi fax.</text:p>
      <text:p text:style-name="P3">Oggi, grazie a Internet, con pochi clic si accede a un</text:p>
      <text:p text:style-name="P3">archivio potenzialmente infinito di notizie e documenti e la</text:p>
      <text:p text:style-name="P3">ricerca può essere fatta in qualsiasi momento del giorno e</text:p>
      <text:p text:style-name="P3">della notte. Incontri e riunioni? In caso di non poter</text:p>
      <text:p text:style-name="P3">viaggiare, non mancano programmi e applicazioni che</text:p>
      <text:p text:style-name="P3">permettono a chiunque di interagire in tempo reale ai</text:p>
      <text:p text:style-name="P3">quattro angoli del pianeta, guardandosi negli occhi e magari</text:p>
      <text:p text:style-name="P3">usufruendo di un traduttore simultaneo: meno costi, più</text:p>
      <text:p text:style-name="P3"><text:soft-page-break/>efficienza.</text:p>
      <text:p text:style-name="P1">Un altro motivo per passare al mondo digitale è</text:p>
      <text:p text:style-name="P1">l'informazione.</text:p>
      <text:p text:style-name="P3">Un tempo per cercare la più banale delle informazioni</text:p>
      <text:p text:style-name="P3">potevano volerci decine di telefonate e di lentissimi fax.</text:p>
      <text:p text:style-name="P3">Oggi, grazie a Internet, con pochi clic si accede a un</text:p>
      <text:p text:style-name="P3">archivio potenzialmente infinito di notizie e documenti e la</text:p>
      <text:p text:style-name="P3">ricerca può essere fatta in qualsiasi momento del giorno e</text:p>
      <text:p text:style-name="P3">della notte. Incontri e riunioni? In caso di non poter</text:p>
      <text:p text:style-name="P3">viaggiare, non mancano programmi e applicazioni che</text:p>
      <text:p text:style-name="P3">permettono a chiunque di interagire in tempo reale ai</text:p>
      <text:p text:style-name="P3">quattro angoli del pianeta, guardandosi negli occhi e magari</text:p>
      <text:p text:style-name="P3">usufruendo di un traduttore simultaneo: meno costi, più</text:p>
      <text:p text:style-name="P3">efficienza.</text:p>
      <text:p text:style-name="P1">Ma i vantaggi del digitale non sono soltanto</text:p>
      <text:p text:style-name="P1">applicabili al campo lavorativo. Anzi</text:p>
      <text:p text:style-name="P3">Affermare, che Internet, i videogiochi e le altre “diavolerie</text:p>
      <text:p text:style-name="P3">elettroniche” rovinano il cervello di bambini e ragazzi, ha la</text:p>
      <text:p text:style-name="P3">stessa valenza scientifica delle credenze popolari dei nostri</text:p>
      <text:p text:style-name="P3">nonni. Se ben usati gli strumenti digitali stimolano e</text:p>
      <text:p text:style-name="P3">potenziano l’attività intellettiva e sono in grado di aiutare</text:p>
      <text:p text:style-name="P3">persone affette da varie patologie. Un recente studio</text:p>
      <text:p text:style-name="P3">condotto dall’Harvard-Smithsonian Center ha dimostrato,</text:p>
      <text:p text:style-name="P3">per esempio, che gli e-readers, migliorano la velocità di</text:p>
      <text:p text:style-name="P3">lettura e di comprensione del testo dei bambini dislessici. E</text:p>
      <text:p text:style-name="P3">che dire degli ebook per non vedenti?</text:p>
      <text:p text:style-name="P1">Il Mondo Digitale avrebbe un ruolo molto</text:p>
      <text:p text:style-name="P1">importante anche nel campo medico.</text:p>
      <text:p text:style-name="P3">L'innovazione dei modelli e dei processi di assistenza,</text:p>
      <text:p text:style-name="P3">fondata sull'uso della rete e delle nuove tecnologie, può</text:p>
      <text:p text:style-name="P3"><text:soft-page-break/>fornire molte risposte, migliorando il rapporto fra Sistema</text:p>
      <text:p text:style-name="P3">Sanitario, Medico e Paziente. Come ad esempio</text:p>
      <text:p text:style-name="P3">applicazioni per la semplificazione dell’accesso alla</text:p>
      <text:p text:style-name="P3">diagnosi e alla terapia, l’uso di sistemi digitali e non</text:p>
      <text:p text:style-name="P3">cartacei, di immediata consultazione per l’archiviazione</text:p>
      <text:p text:style-name="P3">delle storie cliniche dei pazienti; reti di accesso a nuove</text:p>
      <text:p text:style-name="P3">forme di assistenza presso le strutture territoriali o il</text:p>
      <text:p text:style-name="P3">domicilio del paziente che possano ridurre l'</text:p>
      <text:p text:style-name="P3">ospedalizzazione; nuovi strumenti di facile uso per la</text:p>
      <text:p text:style-name="P3">diagnosi domiciliare e l'autodiagnosi, ma anche solo per la</text:p>
      <text:p text:style-name="P3">prevenzione grazie alla consapevolezza e ad un</text:p>
      <text:p text:style-name="P3">monitoraggio più semplice, costante e poco invasivo del</text:p>
      <text:p text:style-name="P4">paziente.</text:p>
      <text:p text:style-name="P6"><text:span text:style-name="T1"/></text:p>
      <text:p text:style-name="P6"><text:span text:style-name="T1"/></text:p>
      <text:p text:style-name="P7"><text:span text:style-name="T1">MODIFICA</text:span></text:p>
      <text:p text:style-name="P6"><text:span text:style-name="T1"/></text:p>
      <text:p text:style-name="P6"><text:span text:style-name="T1">Il Sistema Sanitario sta facendo grandi passi avanti in campo tecnologico e nel </text:span>mondo digitale per la cura dei pazienti, questo comporta che i sistemi di sicurezza debbano essere rafforzati sia per manipolare che per archiviare i dati.</text:p>
      <text:p text:style-name="P6">Negli ultimi 4 anni, gli attacchi al sistema sanitario sono triplicati. <text:span text:style-name="T1">Con l’avvento dell’era </text:span>dell’ehealth, o sanità elettronica, in tutto il mondo i dati clinici dei pazienti sono diventati Big Data grazie all’introduzione di cartelle cliniche e fascicoli sanitari elettronici. Il sistema sanitario sarà uno dei settori più colpiti negli anni a venire, da un lato perché i dati sanitari sono preziosissimi se venduti ad aziende farmaceutiche o a compagnie assicurative, basti pensare che una sola cartella può valere dai 4 ai 60 dollari, e i criminali non ne rubano certo una o due. Vi è poi un altro aspetto: la possibilità di introdursi nel sistema informatico di <text:soft-page-break/>una struttura sanitaria e mettere fuori uso un apparecchio come una TAC e chiedere un riscatto.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TimesNewRomanPSMT" svg:font-family="TimesNewRomanPSMT" style:font-family-generic="roman"/>
    <style:font-face style:name="ComicSansMS-Bold" svg:font-family="ComicSansMS-Bold" style:font-family-generic="swiss"/>
    <style:font-face style:name="ComicSansMS-BoldItalic" svg:font-family="ComicSansMS-BoldItalic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Oggetto_20_senza_20_riempimento_20_e_20_linea" style:display-name="Oggetto senza riempimento e linea" style:family="paragraph" style:parent-style-name="Standard"/>
    <style:style style:name="Text" style:family="paragraph" style:parent-style-name="Caption" style:class="extra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Rientro_20_della_20_prima_20_linea" style:display-name="Rientro della prima li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olo1" style:family="paragraph" style:parent-style-name="Standard">
      <style:paragraph-properties fo:text-align="center" style:justify-single-word="false"/>
    </style:style>
    <style:style style:name="Tito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/>
    </style:style>
    <style:style style:name="Intestazione2" style:family="paragraph" style:parent-style-name="Standard">
      <style:paragraph-properties fo:margin-top="0.42cm" fo:margin-bottom="0.21cm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o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Enfasi_20_forte" style:display-name="Enfasi forte" style:family="paragraph">
      <style:paragraph-properties style:text-autospace="none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30S</meta:editing-duration>
    <meta:editing-cycles>4</meta:editing-cycles>
    <meta:generator>OpenOffice/4.1.2$Win32 OpenOffice.org_project/412m3$Build-9782</meta:generator>
    <dc:date>2016-03-30T16:27:43.99</dc:date>
    <meta:document-statistic meta:table-count="0" meta:image-count="0" meta:object-count="0" meta:page-count="4" meta:paragraph-count="76" meta:word-count="742" meta:character-count="4676"/>
    <meta:user-defined meta:name="Info 1"/>
    <meta:user-defined meta:name="Info 2"/>
    <meta:user-defined meta:name="Info 3"/>
    <meta:user-defined meta:name="Info 4"/>
  </office:meta>
</office:document-meta>
</file>